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6f218" officeooo:paragraph-rsid="0016f218"/>
    </style:style>
    <style:style style:name="P2" style:family="paragraph" style:parent-style-name="Standard">
      <style:text-properties officeooo:rsid="0016f218" officeooo:paragraph-rsid="00183763"/>
    </style:style>
    <style:style style:name="P3" style:family="paragraph" style:parent-style-name="Standard">
      <style:text-properties officeooo:rsid="0016f218" officeooo:paragraph-rsid="0019b7b9"/>
    </style:style>
    <style:style style:name="P4" style:family="paragraph" style:parent-style-name="Standard">
      <style:text-properties officeooo:rsid="0016f218" officeooo:paragraph-rsid="001a9c3e"/>
    </style:style>
    <style:style style:name="P5" style:family="paragraph" style:parent-style-name="Standard">
      <style:text-properties officeooo:rsid="0016f218" officeooo:paragraph-rsid="001c6272"/>
    </style:style>
    <style:style style:name="P6" style:family="paragraph" style:parent-style-name="Standard">
      <style:text-properties officeooo:rsid="0016f218" officeooo:paragraph-rsid="00220150"/>
    </style:style>
    <style:style style:name="P7" style:family="paragraph" style:parent-style-name="Standard">
      <style:text-properties officeooo:rsid="0016f218" officeooo:paragraph-rsid="0023cf2b"/>
    </style:style>
    <style:style style:name="P8" style:family="paragraph" style:parent-style-name="Standard">
      <style:text-properties officeooo:rsid="0016f218" officeooo:paragraph-rsid="00241e56"/>
    </style:style>
    <style:style style:name="P9" style:family="paragraph" style:parent-style-name="Standard">
      <style:text-properties officeooo:rsid="0016f218" officeooo:paragraph-rsid="00261aad"/>
    </style:style>
    <style:style style:name="P10" style:family="paragraph" style:parent-style-name="Standard">
      <style:text-properties officeooo:rsid="0016f218" officeooo:paragraph-rsid="0027048c"/>
    </style:style>
    <style:style style:name="P11" style:family="paragraph" style:parent-style-name="Standard">
      <style:text-properties officeooo:rsid="0027048c" officeooo:paragraph-rsid="0027048c"/>
    </style:style>
    <style:style style:name="T1" style:family="text">
      <style:text-properties officeooo:rsid="00183763"/>
    </style:style>
    <style:style style:name="T2" style:family="text">
      <style:text-properties officeooo:rsid="0019b7b9"/>
    </style:style>
    <style:style style:name="T3" style:family="text">
      <style:text-properties officeooo:rsid="001a9c3e"/>
    </style:style>
    <style:style style:name="T4" style:family="text">
      <style:text-properties officeooo:rsid="001c6272"/>
    </style:style>
    <style:style style:name="T5" style:family="text">
      <style:text-properties officeooo:rsid="00261aad"/>
    </style:style>
    <style:style style:name="T6" style:family="text">
      <style:text-properties officeooo:rsid="00266ea2"/>
    </style:style>
    <style:style style:name="T7" style:family="text">
      <style:text-properties officeooo:rsid="002704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nsert into `contactos` (`con_id`, `con_nombre`, `con_apellido`, `con_telefono_domicilio`,</text:p>
      <text:p text:style-name="P11">`con_telefono_oficina`, `con_celular`, `con_correo`, `con_direccion_residencia`,`con_direccion_trabajo`) values </text:p>
      <text:p text:style-name="P11">(1, </text:p>
      <text:p text:style-name="P11">'Johan', </text:p>
      <text:p text:style-name="P11">'Rincón Amaya', </text:p>
      <text:p text:style-name="P11">'8932066', </text:p>
      <text:p text:style-name="P11">'3204178898', </text:p>
      <text:p text:style-name="P11">'30078944469', </text:p>
      <text:p text:style-name="P11">'Johanrinen.a@hotmail.com',</text:p>
      <text:p text:style-name="P11">'cra 22 # 30 -98',</text:p>
      <text:p text:style-name="P11">'trans 23 # 45 -7');</text:p>
      <text:p text:style-name="P11"/>
      <text:p text:style-name="P11">insert into `contactos` (`con_id`, `con_nombre`, `con_apellido`, `con_telefono_domicilio`,</text:p>
      <text:p text:style-name="P11">`con_Ielefono_oficina`, `con_celular`, `con_correo`, `con_direccion_residencia`,`con_direccion_trabajo`) values </text:p>
      <text:p text:style-name="P11">(2, </text:p>
      <text:p text:style-name="P11">'Nicolas', </text:p>
      <text:p text:style-name="P11">'Gutierrez Morales', </text:p>
      <text:p text:style-name="P11">'89323436', </text:p>
      <text:p text:style-name="P11">'3106323444', </text:p>
      <text:p text:style-name="P11">'3106010259', </text:p>
      <text:p text:style-name="P11">'ndgutierrez@udistrital.edu.co',</text:p>
      <text:p text:style-name="P11">'cra 25 # 23 78',</text:p>
      <text:p text:style-name="P11">'Cra 134 # 123 78');</text:p>
      <text:p text:style-name="P11"/>
      <text:p text:style-name="P11"/>
      <text:p text:style-name="P11">insert into `contactos` (`con_id`, `con_nombre`, `con_apellido`, `con_telefono_domicilio`,</text:p>
      <text:p text:style-name="P11">`con_telefono_oficina`, `con_celular`, `con_correo`, `con_direccion_residencia`,`con_direccion_trabajo`) values </text:p>
      <text:p text:style-name="P11">(3, </text:p>
      <text:p text:style-name="P11">'Jose', </text:p>
      <text:p text:style-name="P11">'Diaz Aguilar', </text:p>
      <text:p text:style-name="P11">'4610710',</text:p>
      <text:p text:style-name="P11">'315 6789324', </text:p>
      <text:p text:style-name="P11">'3143364257', </text:p>
      <text:p text:style-name="P11">'nikolazbort@hotmail.com',</text:p>
      <text:p text:style-name="P11">'cra 123 # 12 45',</text:p>
      <text:p text:style-name="P11">'Cra 145 # 34 <text:s/>123')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insert into `contactos` (`con_id`, `con_nombre`, `con_apellido`, `con_telefono_domicilio`,</text:p>
      <text:p text:style-name="P11">`con_telefono_oficina`, `con_celular`, `con_correo`, `con_direccion_residencia`,`con_direccion_trabajo`) values </text:p>
      <text:p text:style-name="P11">(4, </text:p>
      <text:p text:style-name="P11">'Cristian', </text:p>
      <text:p text:style-name="P11">'Yara Pardo', </text:p>
      <text:p text:style-name="P11">'5701252',</text:p>
      <text:p text:style-name="P11">'3151234555', </text:p>
      <text:p text:style-name="P11">'3204231096', </text:p>
      <text:p text:style-name="P11">'cmyarap@udistrital.edu.co',</text:p>
      <text:p text:style-name="P11">'Calle 89 # 132 45',</text:p>
      <text:p text:style-name="P11">'Cra 98 # 45 123');</text:p>
      <text:p text:style-name="P11"/>
      <text:p text:style-name="P11"/>
      <text:p text:style-name="P11"/>
      <text:p text:style-name="P11">insert into `contactos` (`con_id`, `con_nombre`, `con_apellido`, `con_telefono_domicilio`,</text:p>
      <text:p text:style-name="P11">`con_telefono_oficina`, `con_celular`, `con_correo`, `con_direccion_residencia`,`con_direccion_trabajo`) values </text:p>
      <text:p text:style-name="P11">(5, </text:p>
      <text:p text:style-name="P11">'Juan Felipe', <text:s/></text:p>
      <text:p text:style-name="P11">'Herrera Poveda', </text:p>
      <text:p text:style-name="P11">'8285065',</text:p>
      <text:p text:style-name="P11">'3151234555', </text:p>
      <text:p text:style-name="P11">'3204231096', </text:p>
      <text:p text:style-name="P11">'cmyarap@correo.udistrital.edu.co',</text:p>
      <text:p text:style-name="P11">'Calle 89 # 132 45',</text:p>
      <text:p text:style-name="P11">'Cra 98 # 45 123');</text:p>
      <text:p text:style-name="P11"/>
      <text:p text:style-name="P11"/>
      <text:p text:style-name="P11"/>
      <text:p text:style-name="P11">insert into `contactos` (`con_id`, `con_nombre`, `con_apellido`, `con_telefono_domicilio`,</text:p>
      <text:p text:style-name="P11">`con_telefono_oficina`, `con_celular`, `con_correo`, `con_direccion_residencia`,`con_direccion_trabajo`) values </text:p>
      <text:p text:style-name="P11">(6, </text:p>
      <text:p text:style-name="P11">'Juan Felipe', <text:s/></text:p>
      <text:p text:style-name="P11">'Herrera Poveda', </text:p>
      <text:p text:style-name="P11">'8285065',</text:p>
      <text:p text:style-name="P11">'3151234555', </text:p>
      <text:p text:style-name="P11">'3204231096', </text:p>
      <text:p text:style-name="P11">'cmyarap@correo.udistrital.edu.co',</text:p>
      <text:p text:style-name="P11">'Calle 89 # 132 45',</text:p>
      <text:p text:style-name="P11">'Cra 98 # 45 123')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insert into `contactos` (`con_id`, `con_nombre`, `con_apellido`, `con_telefono_domicilio`,</text:p>
      <text:p text:style-name="P11">`con_telefono_oficina`, `con_celular`, `con_correo`, `con_direccion_residencia`,`con_direccion_trabajo`) values </text:p>
      <text:p text:style-name="P11">(7, </text:p>
      <text:p text:style-name="P11">'Esteban', <text:s/></text:p>
      <text:p text:style-name="P11">'Norato Triana',</text:p>
      <text:p text:style-name="P11">'2517624',</text:p>
      <text:p text:style-name="P11">'3157838383',</text:p>
      <text:p text:style-name="P11"><text:s/>'3193398040', </text:p>
      <text:p text:style-name="P11">'jenoratol@correo.udistrital.edu.co',</text:p>
      <text:p text:style-name="P11">'Calle 141 # 34 67',</text:p>
      <text:p text:style-name="P11">'Cra 81 # 34 56');</text:p>
      <text:p text:style-name="P11"/>
      <text:p text:style-name="P11"/>
      <text:p text:style-name="P11">insert into `contactos` (`con_id`, `con_nombre`, `con_apellido`, `con_telefono_domicilio`,</text:p>
      <text:p text:style-name="P11">`con_telefono_oficina`, `con_celular`, `con_correo`, `con_direccion_residencia`,`con_direccion_trabajo`) values </text:p>
      <text:p text:style-name="P11">(8, </text:p>
      <text:p text:style-name="P11">'Ivan Santiago', <text:s/></text:p>
      <text:p text:style-name="P11">'Chauta Gaviria',</text:p>
      <text:p text:style-name="P11">'3528102',</text:p>
      <text:p text:style-name="P11">'310234598',</text:p>
      <text:p text:style-name="P11"><text:s/>'3506632164', </text:p>
      <text:p text:style-name="P11">'santiagochauta@gmail.com',</text:p>
      <text:p text:style-name="P11">'Carrera 89 # 30 67',</text:p>
      <text:p text:style-name="P11">'Cra 181 # 134 156');</text:p>
      <text:p text:style-name="P11"/>
      <text:p text:style-name="P11"/>
      <text:p text:style-name="P11">insert into `contactos` (`con_id`, `con_nombre`, `con_apellido`, `con_telefono_domicilio`,</text:p>
      <text:p text:style-name="P11">`con_telefono_oficina`, `con_celular`, `con_correo`, `con_direccion_residencia`,`con_direccion_trabajo`) values </text:p>
      <text:p text:style-name="P11">(9, </text:p>
      <text:p text:style-name="P11">'Kevin Santiago', <text:s/></text:p>
      <text:p text:style-name="P11">'Garcia Cuellar',</text:p>
      <text:p text:style-name="P11">'2287315',</text:p>
      <text:p text:style-name="P11">'3104566668',</text:p>
      <text:p text:style-name="P11"><text:s/>'3103048275', </text:p>
      <text:p text:style-name="P11">'kevngarcia.cuellar94@gmail.com',</text:p>
      <text:p text:style-name="P11">'Carrera 89 # 30 67',</text:p>
      <text:p text:style-name="P11">'Cra 181 # 134 156')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insert into `contactos` (`con_id`, `con_nombre`, `con_apellido`, `con_telefono_domicilio`,</text:p>
      <text:p text:style-name="P11">`con_telefono_oficina`, `con_celular`, `con_correo`, `con_direccion_residencia`,`con_direccion_trabajo`) values </text:p>
      <text:p text:style-name="P11">(10, </text:p>
      <text:p text:style-name="P11">'Kevin Andres', <text:s/></text:p>
      <text:p text:style-name="P11">'Forero Guaitero',</text:p>
      <text:p text:style-name="P11">'4178898',</text:p>
      <text:p text:style-name="P11">'3103462720',</text:p>
      <text:p text:style-name="P11">'3204178898', </text:p>
      <text:p text:style-name="P11">'kevinandresforero@hotmail.com',</text:p>
      <text:p text:style-name="P11">'Carrera 18 # 45 78',</text:p>
      <text:p text:style-name="P11">'Cra 126 # 89 23 ');</text:p>
      <text:p text:style-name="P11"/>
      <text:p text:style-name="P11"/>
      <text:p text:style-name="P11">insert into `contactos` (`con_id`, `con_nombre`, `con_apellido`, `con_telefono_domicilio`,</text:p>
      <text:p text:style-name="P11">`con_telefono_oficina`, `con_celular`, `con_correo`, `con_direccion_residencia`,`con_direccion_trabajo`) values </text:p>
      <text:p text:style-name="P11">(11, </text:p>
      <text:p text:style-name="P11">'Alex H', <text:s/></text:p>
      <text:p text:style-name="P11">'Rodriguez',</text:p>
      <text:p text:style-name="P11">'7156701',</text:p>
      <text:p text:style-name="P11">'3112345620',</text:p>
      <text:p text:style-name="P11">'3138040692', </text:p>
      <text:p text:style-name="P11">'alexh2401@hotmail.com',</text:p>
      <text:p text:style-name="P11">'Carrera 112 # 45 78',</text:p>
      <text:p text:style-name="P11">'Cra 98 <text:s/># 34 123 ');</text:p>
      <text:p text:style-name="P11"/>
      <text:p text:style-name="P11"/>
      <text:p text:style-name="P11">insert into `contactos` (`con_id`, `con_nombre`, `con_apellido`, `con_telefono_domicilio`,</text:p>
      <text:p text:style-name="P11">`con_telefono_oficina`, `con_celular`, `con_correo`, `con_direccion_residencia`,`con_direccion_trabajo`) values </text:p>
      <text:p text:style-name="P11">(12, </text:p>
      <text:p text:style-name="P11">'Vivian', <text:s/></text:p>
      <text:p text:style-name="P11">'Peña Hurtado',</text:p>
      <text:p text:style-name="P11">'7427353',</text:p>
      <text:p text:style-name="P11">'3156774520',</text:p>
      <text:p text:style-name="P11">'3114612307', </text:p>
      <text:p text:style-name="P11">'paviheu1@gmail.com',</text:p>
      <text:p text:style-name="P11">'Carrera 145 <text:s text:c="2"/># 40 <text:s/>78',</text:p>
      <text:p text:style-name="P11">'Cra 983 <text:s/># 34 <text:s/>12 <text:s/>');</text:p>
      <text:p text:style-name="P11"/>
      <text:p text:style-name="P11"/>
      <text:p text:style-name="P11"/>
      <text:p text:style-name="P11"/>
      <text:p text:style-name="P11">insert into `contactos` (`con_id`, `con_nombre`, `con_apellido`, `con_telefono_domicilio`,</text:p>
      <text:p text:style-name="P11">`con_telefono_oficina`, `con_celular`, `con_correo`, `con_direccion_residencia`,`con_direccion_trabajo`) values </text:p>
      <text:p text:style-name="P11">(13, </text:p>
      <text:p text:style-name="P11">'Alejandro', <text:s/></text:p>
      <text:p text:style-name="P11"><text:soft-page-break/>'Gonzalez', <text:s/></text:p>
      <text:p text:style-name="P11">'7033212',</text:p>
      <text:p text:style-name="P11">'3103496720',</text:p>
      <text:p text:style-name="P11">'3173881033', </text:p>
      <text:p text:style-name="P11">'diegobermu1003@gmail.com',</text:p>
      <text:p text:style-name="P11">'Carrera 109 # 314 - 78',</text:p>
      <text:p text:style-name="P11">'Cra 125 # 98 c 123');</text:p>
      <text:p text:style-name="P11"/>
      <text:p text:style-name="P11"/>
      <text:p text:style-name="P11"/>
      <text:p text:style-name="P11"/>
      <text:p text:style-name="P11">insert into `contactos` (`con_id`, `con_nombre`, `con_apellido`, `con_telefono_domicilio`,</text:p>
      <text:p text:style-name="P11">`con_telefono_oficina`, `con_celular`, `con_correo`, `con_direccion_residencia`,`con_direccion_trabajo`) values </text:p>
      <text:p text:style-name="P11">(14, </text:p>
      <text:p text:style-name="P11">'Nicolas', <text:s/></text:p>
      <text:p text:style-name="P11">'Valderrama', <text:s/></text:p>
      <text:p text:style-name="P11">'4022153',</text:p>
      <text:p text:style-name="P11">'3153496720',</text:p>
      <text:p text:style-name="P11">'3143155135', </text:p>
      <text:p text:style-name="P11">'espectropatrom@gmail.com',</text:p>
      <text:p text:style-name="P11">'Carrera 23 <text:s/># 139 b <text:s/>4 78',</text:p>
      <text:p text:style-name="P11">'Cra 123 <text:s/># 99 c 123 ');</text:p>
      <text:p text:style-name="P11"/>
      <text:p text:style-name="P11"/>
      <text:p text:style-name="P11"/>
      <text:p text:style-name="P11"/>
      <text:p text:style-name="P11">insert into `contactos` (`con_id`, `con_nombre`, `con_apellido`, `con_telefono_domicilio`,</text:p>
      <text:p text:style-name="P11">`con_telefono_oficina`, `con_celular`, `con_correo`, `con_direccion_residencia`,`con_direccion_trabajo`) values </text:p>
      <text:p text:style-name="P11">(15, </text:p>
      <text:p text:style-name="P11">'Kevin Duvan', <text:s/></text:p>
      <text:p text:style-name="P11">'Bernal Ortiz', <text:s text:c="2"/></text:p>
      <text:p text:style-name="P11">'7782636',</text:p>
      <text:p text:style-name="P11">'3103496720',</text:p>
      <text:p text:style-name="P11">'3122248033', </text:p>
      <text:p text:style-name="P11">'camanco8@gmail.com',</text:p>
      <text:p text:style-name="P11">'Carrera 103 <text:s/># 13 <text:s text:c="2"/>78',</text:p>
      <text:p text:style-name="P11">'Cra 123 <text:s/># 90 173 ')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insert into `contactos` (`con_id`, `con_nombre`, `con_apellido`, `con_telefono_domicilio`,</text:p>
      <text:p text:style-name="P11">`con_telefono_oficina`, `con_celular`, `con_correo`, `con_direccion_residencia`,`con_direccion_trabajo`) values </text:p>
      <text:p text:style-name="P11">(16, </text:p>
      <text:p text:style-name="P11">'Nicolas', <text:s/></text:p>
      <text:p text:style-name="P11">'Bernal Ortiz', <text:s text:c="2"/></text:p>
      <text:p text:style-name="P11">'7782636',</text:p>
      <text:p text:style-name="P11">'3103496720',</text:p>
      <text:p text:style-name="P11">'3122248033', </text:p>
      <text:p text:style-name="P11">'camanco8@gmail.com',</text:p>
      <text:p text:style-name="P11">'Carrera 103 <text:s/># 13 <text:s text:c="2"/>78',</text:p>
      <text:p text:style-name="P11">'Cra 123 <text:s/># 90 173');</text:p>
      <text:p text:style-name="P11"/>
      <text:p text:style-name="P11"/>
      <text:p text:style-name="P11"/>
      <text:p text:style-name="P11">insert into `contactos` (`con_id`, `con_nombre`, `con_apellido`, `con_telefono_domicilio`,</text:p>
      <text:p text:style-name="P11">`con_telefono_oficina`, `con_celular`, `con_correo`, `con_direccion_residencia`,`con_direccion_trabajo`) values </text:p>
      <text:p text:style-name="P11">(17, </text:p>
      <text:p text:style-name="P11">'Leider', <text:s/></text:p>
      <text:p text:style-name="P11">'Chavaro Correa', <text:s text:c="2"/></text:p>
      <text:p text:style-name="P11">'7367012',</text:p>
      <text:p text:style-name="P11">'3248858580',</text:p>
      <text:p text:style-name="P11">'3205366740',</text:p>
      <text:p text:style-name="P11">'eidorre14@gmail.com',</text:p>
      <text:p text:style-name="P11">'Carrera 123 # 123 <text:s/>78',</text:p>
      <text:p text:style-name="P11">'Cra 145 # 99 <text:s/>173');</text:p>
      <text:p text:style-name="P11"/>
      <text:p text:style-name="P11"/>
      <text:p text:style-name="P11"/>
      <text:p text:style-name="P11"/>
      <text:p text:style-name="P11">insert into `contactos` (`con_id`, `con_nombre`, `con_apellido`, `con_telefono_domicilio`,</text:p>
      <text:p text:style-name="P11">`con_telefono_oficina`, `con_celular`, `con_correo`, `con_direccion_residencia`,`con_direccion_trabajo`) values </text:p>
      <text:p text:style-name="P11">(18, </text:p>
      <text:p text:style-name="P11">'Jallerson', <text:s/></text:p>
      <text:p text:style-name="P11">'Bojaca Jaimes', <text:s text:c="2"/></text:p>
      <text:p text:style-name="P11">'2981148',</text:p>
      <text:p text:style-name="P11">'3128858580',</text:p>
      <text:p text:style-name="P11">'3204333497', </text:p>
      <text:p text:style-name="P11">'manuel.bojaca@outlook.com',</text:p>
      <text:p text:style-name="P11">'Carrera 124 # 123 <text:s text:c="2"/>68',</text:p>
      <text:p text:style-name="P11">'Cra 122 <text:s/># 89 <text:s text:c="2"/>53');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22:37:07.307399970</meta:creation-date>
    <dc:date>2018-09-30T05:41:18.204460877</dc:date>
    <meta:editing-duration>PT43M20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6" meta:paragraph-count="198" meta:word-count="555" meta:character-count="6207" meta:non-whitespace-character-count="5706"/>
  </office:meta>
</office:document-meta>
</file>